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imulator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先週やったこと</text:p>
                <text:list>
                  <text:list-item>
                    <text:p>2nd用のアセンブラ書いた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ライブラリを2ndの実装に合わせて高速化</text:p>
                  </text:list-item>
                  <text:list-item>
                    <text:p>シミュレーターに追加する機能考え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roid Sans Fallback'" style:font-family-generic="roman" style:font-pitch="variable" fo:font-size="24pt" fo:language="en" fo:country="US" style:font-family-asian="'Droid Sans Fallback'" style:font-family-generic-asian="system" style:font-pitch-asian="variable" style:font-size-asian="24pt" style:language-asian="ja" style:country-asian="JP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8T09:15:33</meta:creation-date>
    <meta:editing-duration>PT7M33S</meta:editing-duration>
    <meta:editing-cycles>3</meta:editing-cycles>
    <dc:date>2012-12-18T09:23:00</dc:date>
    <meta:generator>LibreOffice/3.4$Linux LibreOffice_project/340m1$Build-402</meta:generator>
    <meta:document-statistic meta:object-count="25"/>
  </office:meta>
</office:document-meta>
</file>